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ericConverter.extractDouble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Converter.extractInteger( final String value , final Validator valid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umericConverter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mericConverter.extractDouble( final String value , final Validator valid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umericConverter.Numeric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mericConverter.extractInteger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Converter.extractNonNegativeInteger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ericConverter.extractPositiveInteger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